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1.016cm"/>
    </style:style>
    <style:style style:name="gr3" style:family="graphic" style:parent-style-name="standard">
      <style:graphic-properties draw:stroke="dash" draw:stroke-dash="Fine_20_Dashed" svg:stroke-color="#000000" draw:fill="none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1.568cm"/>
    </style:style>
    <style:style style:name="gr6" style:family="graphic" style:parent-style-name="standard">
      <style:graphic-properties draw:stroke="none" svg:stroke-color="#000000" draw:fill="solid" draw:fill-color="#000000" draw:textarea-horizontal-align="center" draw:textarea-vertical-align="middle" fo:min-height="3.132cm" draw:shadow="hidden"/>
    </style:style>
    <style:style style:name="gr7" style:family="graphic" style:parent-style-name="standard">
      <style:graphic-properties draw:stroke="none" svg:stroke-color="#000000" draw:fill="none" draw:fill-color="#ffffff" fo:min-height="1.147cm"/>
    </style:style>
    <style:style style:name="gr8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9" style:family="graphic" style:parent-style-name="objectwithoutfill">
      <style:graphic-properties svg:stroke-width="0.254cm" draw:marker-start-width="0.579cm" draw:marker-end-width="0.579cm" draw:fill="none" draw:fill-color="#ffffff" draw:textarea-vertical-align="middle" fo:padding-top="0.25cm" fo:padding-bottom="0.25cm" fo:padding-left="0.375cm" fo:padding-right="0.375cm"/>
    </style:style>
    <style:style style:name="gr10" style:family="graphic" style:parent-style-name="objectwithoutfill">
      <style:graphic-properties svg:stroke-width="0.254cm" draw:marker-start-width="0.581cm" draw:marker-end-width="0.581cm" draw:fill="none" draw:fill-color="#ffffff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000000" draw:marker-start-width="0.581cm" draw:marker-end-width="0.581cm" draw:fill="none" draw:fill-color="#ffffff" draw:textarea-horizontal-align="justify" draw:textarea-vertical-align="middle" draw:auto-grow-height="false" fo:padding-top="0.252cm" fo:padding-bottom="0.252cm" fo:padding-left="0.377cm" fo:padding-right="0.377cm"/>
    </style:style>
    <style:style style:name="gr12" style:family="graphic" style:parent-style-name="standard">
      <style:graphic-properties draw:stroke="none" svg:stroke-color="#000000" draw:fill="none" draw:fill-color="#ffffff" fo:min-height="0.873cm"/>
    </style:style>
    <style:style style:name="gr13" style:family="graphic" style:parent-style-name="standard">
      <style:graphic-properties svg:stroke-width="0.1cm" svg:stroke-color="#000000" draw:marker-start-width="0.35cm" draw:marker-end="Arrow" draw:marker-end-width="0.559cm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font-size="66pt" fo:font-weight="normal" style:font-size-asian="66pt" style:font-weight-asian="normal" style:font-size-complex="66pt" style:font-weight-complex="normal"/>
    </style:style>
    <style:style style:name="P6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>
            <draw:custom-shape draw:style-name="gr1" draw:text-style-name="P1" draw:layer="layout" svg:width="2.54cm" svg:height="2.413cm" svg:x="33.39cm" svg:y="12.938cm">
              <text:p/>
              <draw:enhanced-geometry svg:viewBox="0 0 21600 21600" draw:text-areas="0 0 21600 21600" draw:type="circular-arrow" draw:modifiers="180 151.323565458287 9509.76261726659" draw:enhanced-path="B ?f3 ?f3 ?f20 ?f20 ?f19 ?f18 ?f17 ?f16 W 0 0 21600 21600 ?f9 ?f8 ?f11 ?f10 L ?f24 ?f23 ?f36 ?f35 ?f29 ?f28 Z N">
                <draw:equation draw:name="f0" draw:formula="$0 "/>
                <draw:equation draw:name="f1" draw:formula="$1 "/>
                <draw:equation draw:name="f2" draw:formula="$2 "/>
                <draw:equation draw:name="f3" draw:formula="10800+$2 "/>
                <draw:equation draw:name="f4" draw:formula="10800*sin($0 *(pi/180))"/>
                <draw:equation draw:name="f5" draw:formula="10800*cos($0 *(pi/180))"/>
                <draw:equation draw:name="f6" draw:formula="10800*sin($1 *(pi/180))"/>
                <draw:equation draw:name="f7" draw:formula="10800*cos($1 *(pi/180))"/>
                <draw:equation draw:name="f8" draw:formula="?f4 +10800"/>
                <draw:equation draw:name="f9" draw:formula="?f5 +10800"/>
                <draw:equation draw:name="f10" draw:formula="?f6 +10800"/>
                <draw:equation draw:name="f11" draw:formula="?f7 +10800"/>
                <draw:equation draw:name="f12" draw:formula="?f3 *sin($0 *(pi/180))"/>
                <draw:equation draw:name="f13" draw:formula="?f3 *cos($0 *(pi/180))"/>
                <draw:equation draw:name="f14" draw:formula="?f3 *sin($1 *(pi/180))"/>
                <draw:equation draw:name="f15" draw:formula="?f3 *cos($1 *(pi/180))"/>
                <draw:equation draw:name="f16" draw:formula="?f12 +10800"/>
                <draw:equation draw:name="f17" draw:formula="?f13 +10800"/>
                <draw:equation draw:name="f18" draw:formula="?f14 +10800"/>
                <draw:equation draw:name="f19" draw:formula="?f15 +10800"/>
                <draw:equation draw:name="f20" draw:formula="21600-?f3 "/>
                <draw:equation draw:name="f21" draw:formula="13500*sin($1 *(pi/180))"/>
                <draw:equation draw:name="f22" draw:formula="13500*cos($1 *(pi/180))"/>
                <draw:equation draw:name="f23" draw:formula="?f21 +10800"/>
                <draw:equation draw:name="f24" draw:formula="?f22 +10800"/>
                <draw:equation draw:name="f25" draw:formula="$2 -2700"/>
                <draw:equation draw:name="f26" draw:formula="?f25 *sin($1 *(pi/180))"/>
                <draw:equation draw:name="f27" draw:formula="?f25 *cos($1 *(pi/180))"/>
                <draw:equation draw:name="f28" draw:formula="?f26 +10800"/>
                <draw:equation draw:name="f29" draw:formula="?f27 +10800"/>
                <draw:equation draw:name="f30" draw:formula="($1+45)*pi/180"/>
                <draw:equation draw:name="f31" draw:formula="sqrt(((?f29-?f24)*(?f29-?f24))+((?f28-?f23)*(?f28-?f23)))"/>
                <draw:equation draw:name="f32" draw:formula="sqrt(2)/2*?f31"/>
                <draw:equation draw:name="f33" draw:formula="?f32*sin(?f30)"/>
                <draw:equation draw:name="f34" draw:formula="?f32*cos(?f30)"/>
                <draw:equation draw:name="f35" draw:formula="?f28+?f33"/>
                <draw:equation draw:name="f36" draw:formula="?f29+?f34"/>
                <draw:handle draw:handle-position="10800 $0" draw:handle-polar="10800 10800" draw:handle-radius-range-minimum="10800" draw:handle-radius-range-maximum="10800"/>
                <draw:handle draw:handle-position="$2 $1" draw:handle-polar="10800 10800" draw:handle-radius-range-minimum="0" draw:handle-radius-range-maximum="10800"/>
              </draw:enhanced-geometry>
            </draw:custom-shape>
            <draw:frame draw:style-name="gr2" draw:text-style-name="P2" draw:layer="layout" svg:width="4.826cm" svg:height="1.266cm" svg:x="32.247cm" svg:y="15.609cm">
              <draw:text-box>
                <text:p text:style-name="P1"><text:span text:style-name="T1">Mining</text:span></text:p>
              </draw:text-box>
            </draw:frame>
          </draw:g>
          <draw:custom-shape draw:style-name="gr3" draw:text-style-name="P1" draw:layer="layout" svg:width="11.176cm" svg:height="7.489cm" svg:x="26.273cm" svg:y="10.529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1.397cm" svg:height="1.266cm" svg:x="26.527cm" svg:y="10.656cm">
            <draw:text-box>
              <text:p text:style-name="P1"><text:span text:style-name="T2">(b)</text:span></text:p>
            </draw:text-box>
          </draw:frame>
          <draw:g>
            <draw:custom-shape draw:style-name="gr4" draw:text-style-name="P1" draw:layer="layout" svg:width="4.318cm" svg:height="6.01cm" svg:x="28.178cm" svg:y="11.3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4" draw:layer="layout" svg:width="3.632cm" svg:height="1.843cm" svg:x="28.58cm" svg:y="14.7cm">
              <draw:text-box>
                <text:p text:style-name="P1"><text:span text:style-name="T3">Mobile Device</text:span></text:p>
              </draw:text-box>
            </draw:frame>
            <draw:g>
              <draw:path draw:style-name="gr6" draw:text-style-name="P5" draw:layer="layout" svg:width="2.171cm" svg:height="0.634cm" svg:x="29.286cm" svg:y="12.436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<text:p/>
              </draw:path>
              <draw:path draw:style-name="gr6" draw:text-style-name="P5" draw:layer="layout" svg:width="2.171cm" svg:height="0.634cm" svg:x="29.298cm" svg:y="13.211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<text:p/>
              </draw:path>
              <draw:path draw:style-name="gr6" draw:text-style-name="P5" draw:layer="layout" svg:width="2.171cm" svg:height="0.634cm" svg:x="29.311cm" svg:y="13.985cm" svg:viewBox="0 0 2172 635" svg:d="M1080 0c105-1 206 5 303 19 96 15 189 38 278 71 90 32 176 75 261 126 84 52 166 114 247 186l3 198c-80-70-163-130-248-181-84-50-171-92-261-124-90-31-183-55-279-69-97-15-198-22-303-20s-206 12-302 29c-96 18-188 45-277 79-89 35-175 79-257 132-83 54-163 117-242 189l-3-198c78-74 159-139 241-193 83-55 168-100 256-135 88-36 180-62 276-80 96-17 196-27 302-29z">
                <text:p/>
              </draw:path>
            </draw:g>
          </draw:g>
        </draw:g>
        <draw:frame draw:style-name="gr7" draw:text-style-name="P6" draw:layer="layout" svg:width="11.176cm" svg:height="1.397cm" svg:x="1.889cm" svg:y="1.89cm">
          <draw:text-box>
            <text:p><text:span text:style-name="T1">L+G Operation Scenario 02a</text:span></text:p>
          </draw:text-box>
        </draw:frame>
        <draw:custom-shape draw:style-name="gr8" draw:text-style-name="P1" draw:layer="layout" svg:width="40.012cm" svg:height="27.693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446cm" svg:height="2.921cm" svg:x="1cm" svg:y="1cm">
          <text:p/>
          <draw:enhanced-geometry svg:viewBox="0 0 21600 21600" draw:type="rectangle" draw:enhanced-path="M 0 0 L 21600 0 21600 21600 0 21600 0 0 Z N"/>
        </draw:custom-shape>
        <draw:g xml:id="id1" draw:id="id1">
          <draw:g>
            <draw:g>
              <draw:line draw:style-name="gr9" draw:text-style-name="P1" draw:layer="layout" svg:x1="6.288cm" svg:y1="13.58cm" svg:x2="6.288cm" svg:y2="16.032cm">
                <text:p/>
              </draw:line>
              <draw:line draw:style-name="gr10" draw:text-style-name="P1" draw:layer="layout" svg:x1="5.265cm" svg:y1="14.333cm" svg:x2="7.312cm" svg:y2="14.333cm">
                <text:p/>
              </draw:line>
              <draw:line draw:style-name="gr10" draw:text-style-name="P1" draw:layer="layout" svg:x1="5.265cm" svg:y1="16.793cm" svg:x2="6.288cm" svg:y2="15.976cm">
                <text:p/>
              </draw:line>
              <draw:line draw:style-name="gr10" draw:text-style-name="P1" draw:layer="layout" svg:x1="7.311cm" svg:y1="16.784cm" svg:x2="6.306cm" svg:y2="15.993cm">
                <text:p/>
              </draw:line>
              <draw:custom-shape draw:style-name="gr11" draw:text-style-name="P1" draw:layer="layout" svg:width="1.365cm" svg:height="1.226cm" svg:x="5.606cm" svg:y="12.29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frame draw:style-name="gr12" draw:text-style-name="P2" draw:layer="layout" svg:width="3.683cm" svg:height="1.123cm" svg:x="4.429cm" svg:y="16.895cm">
              <draw:text-box>
                <text:p text:style-name="P1"><text:span text:style-name="T1">Citizen</text:span></text:p>
              </draw:text-box>
            </draw:frame>
          </draw:g>
          <draw:frame draw:style-name="gr2" draw:text-style-name="P3" draw:layer="layout" svg:width="1.397cm" svg:height="1.266cm" svg:x="4.175cm" svg:y="10.818cm">
            <draw:text-box>
              <text:p text:style-name="P1"><text:span text:style-name="T2">(a)</text:span></text:p>
            </draw:text-box>
          </draw:frame>
          <draw:custom-shape draw:style-name="gr3" draw:text-style-name="P1" draw:layer="layout" svg:width="5.127cm" svg:height="7.489cm" svg:x="3.874cm" svg:y="10.531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1" draw:layer="layout" svg:x1="9.001cm" svg:y1="14.275cm" svg:x2="26.273cm" svg:y2="14.273cm" draw:start-shape="id1" draw:start-glue-point="1" draw:end-shape="id2" draw:end-glue-point="3" svg:d="M9001 14275h8636v-2h8636" svg:viewBox="0 0 17273 3">
          <text:p/>
        </draw:connector>
        <draw:frame draw:style-name="gr2" draw:text-style-name="P6" draw:layer="layout" svg:width="11.684cm" svg:height="1.266cm" svg:x="11.922cm" svg:y="12.93cm">
          <draw:text-box>
            <text:p text:style-name="P2"><text:span text:style-name="T1">carr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18:39:31.738936380</meta:creation-date>
    <dc:date>2014-08-12T16:59:28.907851357</dc:date>
    <dc:creator>darjeeling </dc:creator>
    <meta:editing-duration>PT58M26S</meta:editing-duration>
    <meta:editing-cycles>14</meta:editing-cycles>
    <meta:generator>LibreOffice/4.2.4.2$Linux_X86_64 LibreOffice_project/420m0$Build-2</meta:generator>
    <meta:document-statistic meta:object-count="29"/>
  </office:meta>
</office:document-meta>
</file>